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fill-hatch-name="Blue_20_Crossed_20_45_20_Degrees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6.86cm" fo:min-width="22.442c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3cm" fo:min-width="0cm"/>
    </style:style>
    <style:style style:name="gr13" style:family="graphic" style:parent-style-name="standard">
      <style:graphic-properties draw:fill="solid" draw:fill-color="#0c5248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cc" draw:fill-hatch-name="Blue_20_Crossed_20_45_20_Degrees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9pt" style:font-size-asian="18pt" style:font-size-complex="18pt"/>
    </style:style>
    <style:style style:name="P4" style:family="paragraph">
      <style:paragraph-properties fo:text-align="center"/>
      <style:text-properties fo:font-size="9pt" style:font-size-asian="18pt" style:font-size-complex="18pt"/>
    </style:style>
    <style:style style:name="P5" style:family="paragraph">
      <style:paragraph-properties fo:margin-left="0cm" fo:margin-right="0cm" text:enable-numbering="true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9pt" style:font-size-asian="18pt" style:font-size-complex="18pt"/>
    </style:style>
    <style:style style:name="T3" style:family="text">
      <style:text-properties fo:font-size="10pt"/>
    </style:style>
    <style:style style:name="T4" style:family="text">
      <style:text-properties fo:font-size="10pt" fo:font-style="italic"/>
    </style:style>
    <style:style style:name="T5" style:family="text">
      <style:text-properties fo:font-size="10pt" fo:font-style="normal"/>
    </style:style>
    <style:style style:name="T6" style:family="text">
      <style:text-properties fo:font-size="12pt"/>
    </style:style>
    <style:style style:name="T7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9.05cm" svg:x="1.63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875cm" svg:height="17.357cm" svg:x="2.905cm" svg:y="2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3.97cm" svg:height="1.625cm" svg:x="4.175cm" svg:y="4.468cm">
          <text:p text:style-name="P2">nf2_mac_grp</text:p>
          <text:p text:style-name="P2"><text:span text:style-name="T1">(io_queues/ethernet_ma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3cm" svg:x="4.493cm" svg:y="4.573cm">
          <text:p text:style-name="P2"><text:span text:style-name="T2">MAC r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97cm" svg:height="1.68cm" svg:x="4.175cm" svg:y="6.093cm">
          <text:p text:style-name="P2">cpu_reg_grp</text:p>
          <text:p text:style-name="P2"><text:span text:style-name="T1">(io_queues/cpu_reg_que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3cm" svg:x="4.493cm" svg:y="6.297cm">
          <text:p text:style-name="P2"><text:span text:style-name="T2">CPU r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97cm" svg:height="1.708cm" svg:x="4.175cm" svg:y="7.773cm">
          <text:p text:style-name="P2">nf2_mac_grp</text:p>
          <text:p text:style-name="P2"><text:span text:style-name="T1">(io_queues/ethernet_ma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2cm" svg:x="4.493cm" svg:y="8.021cm">
          <text:p text:style-name="P2"><text:span text:style-name="T2">MAC r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97cm" svg:height="1.764cm" svg:x="4.175cm" svg:y="9.481cm">
          <text:p text:style-name="P2">cpu_reg_grp</text:p>
          <text:p text:style-name="P2"><text:span text:style-name="T1">(io_queues/cpu_reg_que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3cm" svg:x="4.493cm" svg:y="9.745cm">
          <text:p text:style-name="P2"><text:span text:style-name="T2">CPU r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97cm" svg:height="1.764cm" svg:x="4.175cm" svg:y="11.245cm">
          <text:p text:style-name="P2">nf2_mac_grp</text:p>
          <text:p text:style-name="P2"><text:span text:style-name="T1">(io_queues/ethernet_ma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3cm" svg:x="4.493cm" svg:y="11.468cm">
          <text:p text:style-name="P2"><text:span text:style-name="T2">MAC r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97cm" svg:height="1.694cm" svg:x="4.175cm" svg:y="13.009cm">
          <text:p text:style-name="P2">cpu_reg_grp</text:p>
          <text:p text:style-name="P2"><text:span text:style-name="T1">(io_queues/cpu_reg_que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2cm" svg:x="4.493cm" svg:y="13.193cm">
          <text:p text:style-name="P2"><text:span text:style-name="T2">CPU r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97cm" svg:height="1.718cm" svg:x="4.175cm" svg:y="14.703cm">
          <text:p text:style-name="P2">nf2_mac_grp</text:p>
          <text:p text:style-name="P2"><text:span text:style-name="T1">(io_queues/ethernet_mac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3cm" svg:x="4.493cm" svg:y="14.916cm">
          <text:p text:style-name="P2"><text:span text:style-name="T2">MAC r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97cm" svg:height="1.671cm" svg:x="4.175cm" svg:y="16.421cm">
          <text:p text:style-name="P2">cpu_reg_grp</text:p>
          <text:p text:style-name="P2"><text:span text:style-name="T1">(io_queues/cpu_reg_queu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3cm" svg:x="4.493cm" svg:y="16.64cm">
          <text:p text:style-name="P2"><text:span text:style-name="T2">CPU r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16cm" svg:height="9.525cm" svg:x="6.08cm" svg:y="8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446cm" svg:height="3.108cm" svg:x="7.386cm" svg:y="9.745cm">
          <text:p text:style-name="P2"><text:span text:style-name="T2">Input </text:span></text:p>
          <text:p text:style-name="P2"><text:span text:style-name="T2">Arb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47cm" svg:height="3.108cm" svg:x="10.278cm" svg:y="9.745cm">
          <text:p text:style-name="P2"><text:span text:style-name="T2">Output</text:span></text:p>
          <text:p text:style-name="P2"><text:span text:style-name="T2">Port</text:span></text:p>
          <text:p text:style-name="P2"><text:span text:style-name="T2">Looku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46cm" svg:height="3.108cm" svg:x="13.171cm" svg:y="9.745cm">
          <text:p text:style-name="P2"><text:span text:style-name="T2">Output </text:span></text:p>
          <text:p text:style-name="P2"><text:span text:style-name="T2">Queu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4.521cm">
          <text:p text:style-name="P2"><text:span text:style-name="T2">MAC t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6.245cm">
          <text:p text:style-name="P2"><text:span text:style-name="T2">CPU t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16.425cm" svg:y="7.969cm">
          <text:p text:style-name="P2"><text:span text:style-name="T2">MAC t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9.693cm">
          <text:p text:style-name="P2"><text:span text:style-name="T2">CPU t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11.416cm">
          <text:p text:style-name="P2"><text:span text:style-name="T2">MAC t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16.425cm" svg:y="13.141cm">
          <text:p text:style-name="P2"><text:span text:style-name="T2">CPU t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14.864cm">
          <text:p text:style-name="P2"><text:span text:style-name="T2">MAC t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16.588cm">
          <text:p text:style-name="P2"><text:span text:style-name="T2">CPU t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578cm" svg:y1="5.004cm" svg:x2="7.386cm" svg:y2="9.745cm">
          <text:p/>
        </draw:line>
        <draw:line draw:style-name="gr7" draw:text-style-name="P4" draw:layer="layout" svg:x1="5.578cm" svg:y1="7.159cm" svg:x2="7.386cm" svg:y2="10.176cm">
          <text:p/>
        </draw:line>
        <draw:line draw:style-name="gr7" draw:text-style-name="P4" draw:layer="layout" svg:x1="5.578cm" svg:y1="8.883cm" svg:x2="7.386cm" svg:y2="10.607cm">
          <text:p/>
        </draw:line>
        <draw:line draw:style-name="gr7" draw:text-style-name="P4" draw:layer="layout" svg:x1="5.578cm" svg:y1="10.607cm" svg:x2="7.386cm" svg:y2="11.038cm">
          <text:p/>
        </draw:line>
        <draw:line draw:style-name="gr7" draw:text-style-name="P4" draw:layer="layout" svg:x1="5.578cm" svg:y1="12.331cm" svg:x2="7.386cm" svg:y2="11.468cm">
          <text:p/>
        </draw:line>
        <draw:line draw:style-name="gr7" draw:text-style-name="P4" draw:layer="layout" svg:x1="5.578cm" svg:y1="14.055cm" svg:x2="7.386cm" svg:y2="11.9cm">
          <text:p/>
        </draw:line>
        <draw:line draw:style-name="gr7" draw:text-style-name="P4" draw:layer="layout" svg:x1="5.578cm" svg:y1="15.778cm" svg:x2="7.386cm" svg:y2="12.331cm">
          <text:p/>
        </draw:line>
        <draw:line draw:style-name="gr7" draw:text-style-name="P4" draw:layer="layout" svg:x1="5.578cm" svg:y1="17.502cm" svg:x2="7.386cm" svg:y2="12.761cm">
          <text:p/>
        </draw:line>
        <draw:line draw:style-name="gr7" draw:text-style-name="P4" draw:layer="layout" svg:x1="8.832cm" svg:y1="11.038cm" svg:x2="10.278cm" svg:y2="11.038cm">
          <text:p/>
        </draw:line>
        <draw:line draw:style-name="gr7" draw:text-style-name="P4" draw:layer="layout" svg:x1="11.725cm" svg:y1="11.038cm" svg:x2="13.171cm" svg:y2="11.038cm">
          <text:p/>
        </draw:line>
        <draw:line draw:style-name="gr7" draw:text-style-name="P4" draw:layer="layout" svg:x1="14.617cm" svg:y1="9.745cm" svg:x2="16.425cm" svg:y2="5.004cm">
          <text:p/>
        </draw:line>
        <draw:line draw:style-name="gr7" draw:text-style-name="P4" draw:layer="layout" svg:x1="14.617cm" svg:y1="10.176cm" svg:x2="16.425cm" svg:y2="6.728cm">
          <text:p/>
        </draw:line>
        <draw:line draw:style-name="gr7" draw:text-style-name="P4" draw:layer="layout" svg:x1="14.617cm" svg:y1="10.607cm" svg:x2="16.425cm" svg:y2="8.452cm">
          <text:p/>
        </draw:line>
        <draw:line draw:style-name="gr7" draw:text-style-name="P4" draw:layer="layout" svg:x1="14.617cm" svg:y1="11.038cm" svg:x2="16.425cm" svg:y2="10.176cm">
          <text:p/>
        </draw:line>
        <draw:line draw:style-name="gr7" draw:text-style-name="P4" draw:layer="layout" svg:x1="14.617cm" svg:y1="11.468cm" svg:x2="16.425cm" svg:y2="11.9cm">
          <text:p/>
        </draw:line>
        <draw:line draw:style-name="gr7" draw:text-style-name="P4" draw:layer="layout" svg:x1="14.617cm" svg:y1="11.9cm" svg:x2="16.425cm" svg:y2="13.623cm">
          <text:p/>
        </draw:line>
        <draw:line draw:style-name="gr7" draw:text-style-name="P4" draw:layer="layout" svg:x1="14.617cm" svg:y1="12.331cm" svg:x2="16.425cm" svg:y2="15.348cm">
          <text:p/>
        </draw:line>
        <draw:line draw:style-name="gr7" draw:text-style-name="P4" draw:layer="layout" svg:x1="14.617cm" svg:y1="12.761cm" svg:x2="16.425cm" svg:y2="17.071cm">
          <text:p/>
        </draw:line>
        <draw:custom-shape draw:style-name="gr4" draw:text-style-name="P3" draw:layer="layout" svg:width="2.54cm" svg:height="1.905cm" svg:x="9.89cm" svg:y="14.123cm">
          <text:p text:style-name="P2"><text:span text:style-name="T2">udp_reg_grp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62cm" svg:y1="12.853cm" svg:x2="10.525cm" svg:y2="14.123cm">
          <text:p/>
        </draw:line>
        <draw:line draw:style-name="gr8" draw:text-style-name="P1" draw:layer="layout" svg:x1="11.16cm" svg:y1="12.853cm" svg:x2="11.16cm" svg:y2="14.123cm">
          <text:p/>
        </draw:line>
        <draw:line draw:style-name="gr8" draw:text-style-name="P1" draw:layer="layout" svg:x1="13.7cm" svg:y1="12.853cm" svg:x2="11.795cm" svg:y2="14.123cm">
          <text:p/>
        </draw:line>
        <draw:custom-shape draw:style-name="gr4" draw:text-style-name="P3" draw:layer="layout" svg:width="2.54cm" svg:height="0.846cm" svg:x="9.89cm" svg:y="18.568cm">
          <text:p text:style-name="P2"><text:span text:style-name="T2">nf2_reg_grp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16cm" svg:y1="16.028cm" svg:x2="11.16cm" svg:y2="18.568cm">
          <text:p/>
        </draw:line>
        <draw:frame draw:style-name="gr9" draw:layer="layout" svg:width="5.303cm" svg:height="1.568cm" svg:x="8.185cm" svg:y="1cm">
          <draw:text-box>
            <text:p text:style-name="P2">nf2_top.v</text:p>
            <text:p text:style-name="P2"><text:span text:style-name="T1">(nf2/reference_top)</text:span></text:p>
          </draw:text-box>
        </draw:frame>
        <draw:frame draw:style-name="gr9" draw:layer="layout" svg:width="5.303cm" svg:height="1.568cm" svg:x="8.196cm" svg:y="2.606cm">
          <draw:text-box>
            <text:p text:style-name="P2">nf2_core.v</text:p>
            <text:p text:style-name="P2"><text:span text:style-name="T1">(nf2/reference_top)</text:span></text:p>
          </draw:text-box>
        </draw:frame>
        <draw:frame draw:style-name="gr9" draw:layer="layout" svg:width="11.335cm" svg:height="1.568cm" svg:x="6.08cm" svg:y="16.154cm">
          <draw:text-box>
            <text:p text:style-name="P2">user_data_path.v</text:p>
            <text:p text:style-name="P2"><text:span text:style-name="T1">(user_data_path/reference_user_data_path)</text:span></text:p>
          </draw:text-box>
        </draw:frame>
        <draw:frame draw:style-name="gr10" draw:text-style-name="P6" draw:layer="layout" svg:width="19.59cm" svg:height="7.11cm" svg:x="1cm" svg:y="20.05cm">
          <draw:text-box>
            <text:list text:style-name="L1">
              <text:list-item>
                <text:p text:style-name="P5"><text:span text:style-name="T3"><text:s/></text:span><text:span text:style-name="T3">All paths are relative to </text:span><text:span text:style-name="T4">netfpgaw.x-y.z/lib/verilog/</text:span></text:p>
              </text:list-item>
            </text:list>
            <text:list text:style-name="L1">
              <text:list-item>
                <text:p text:style-name="P5"><text:span text:style-name="T4"><text:s/></text:span><text:span text:style-name="T3">All modules in this design are interchangeable with other modules in the same category. </text:span></text:p>
              </text:list-item>
            </text:list>
            <text:list text:style-name="L1">
              <text:list-item>
                <text:p text:style-name="P5"><text:span text:style-name="T3"><text:s/></text:span><text:span text:style-name="T3">For example, to turn this design into a switch, we use the module under </text:span><text:span text:style-name="T4">output_port_lookup/learning_cam_switch</text:span><text:span text:style-name="T3">. To turn this design into a router, we use the module under </text:span><text:span text:style-name="T4">output_port_lookup/cam_router</text:span><text:span text:style-name="T3">. </text:span></text:p>
              </text:list-item>
            </text:list>
            <text:list text:style-name="L1">
              <text:list-item>
                <text:p text:style-name="P5"><text:span text:style-name="T3"><text:s/></text:span><text:span text:style-name="T3">The input arbiter is under </text:span><text:span text:style-name="T4">input_arbiter/rr_input_arbiter</text:span><text:span text:style-name="T3">. The output queues is under </text:span><text:span text:style-name="T4">output_queues/sram_rr_output_queues. </text:span><text:span text:style-name="T5">The design and sources are structured this way to allow easy reuse between designs and to allow generating designs that differ slightly easily.</text:span></text:p>
              </text:list-item>
            </text:list>
            <text:list text:style-name="L1">
              <text:list-item>
                <text:p text:style-name="P5"><text:span text:style-name="T5"><text:s/></text:span><text:span text:style-name="T5">The list of library modules used by this design are in </text:span><text:span text:style-name="T4">projects/project_name/include/lib_modules.txt.</text:span><text:span text:style-name="T5"> This file is parsed for simulation and synthesis to select the sources used in compilation.</text:span></text:p>
              </text:list-item>
            </text:list>
            <text:list text:style-name="L1">
              <text:list-item>
                <text:p text:style-name="P5"><text:span text:style-name="T5"><text:s/></text:span><text:span text:style-name="T5">The numbers on the arrows going into and out of the user_data_path are the port numbers used to connect the user_data_path to io_queues (</text:span><text:span text:style-name="T4">io_queues/ethernet_mac </text:span><text:span text:style-name="T5">and </text:span><text:span text:style-name="T4">io_queues/cpu_dma_queue</text:span><text:span text:style-name="T5">)</text:span></text:p>
              </text:list-item>
            </text:list>
          </draw:text-box>
        </draw:frame>
        <draw:custom-shape draw:style-name="gr4" draw:text-style-name="P3" draw:layer="layout" svg:width="2.963cm" svg:height="0.846cm" svg:x="12.853cm" svg:y="18.568cm">
          <text:p text:style-name="P2"><text:span text:style-name="T2">nf2_sram_arb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4.335cm" svg:y1="12.853cm" svg:x2="14.335cm" svg:y2="18.568cm">
          <text:p/>
        </draw:line>
        <draw:frame draw:style-name="gr12" draw:text-style-name="P7" draw:layer="layout" svg:width="0.846cm" svg:height="0.747cm" svg:x="6.927cm" svg:y="8.408cm">
          <draw:text-box>
            <text:p text:style-name="P7"><text:span text:style-name="T6">0</text:span></text:p>
          </draw:text-box>
        </draw:frame>
        <draw:frame draw:style-name="gr12" draw:text-style-name="P7" draw:layer="layout" svg:width="0.846cm" svg:height="0.747cm" svg:x="6.342cm" svg:y="8.408cm">
          <draw:text-box>
            <text:p text:style-name="P7"><text:span text:style-name="T6">1</text:span></text:p>
          </draw:text-box>
        </draw:frame>
        <draw:frame draw:style-name="gr12" draw:text-style-name="P7" draw:layer="layout" svg:width="0.846cm" svg:height="0.747cm" svg:x="6.08cm" svg:y="9.142cm">
          <draw:text-box>
            <text:p text:style-name="P7"><text:span text:style-name="T6">2</text:span></text:p>
          </draw:text-box>
        </draw:frame>
        <draw:frame draw:style-name="gr12" draw:text-style-name="P7" draw:layer="layout" svg:width="0.846cm" svg:height="0.747cm" svg:x="6.08cm" svg:y="10.176cm">
          <draw:text-box>
            <text:p text:style-name="P7"><text:span text:style-name="T6">3</text:span></text:p>
          </draw:text-box>
        </draw:frame>
        <draw:frame draw:style-name="gr12" draw:text-style-name="P7" draw:layer="layout" svg:width="0.846cm" svg:height="0.747cm" svg:x="6.08cm" svg:y="11.245cm">
          <draw:text-box>
            <text:p text:style-name="P7"><text:span text:style-name="T6">4</text:span></text:p>
          </draw:text-box>
        </draw:frame>
        <draw:frame draw:style-name="gr12" draw:text-style-name="P7" draw:layer="layout" svg:width="0.846cm" svg:height="0.747cm" svg:x="6.08cm" svg:y="12.262cm">
          <draw:text-box>
            <text:p text:style-name="P7"><text:span text:style-name="T6">5</text:span></text:p>
          </draw:text-box>
        </draw:frame>
        <draw:frame draw:style-name="gr12" draw:text-style-name="P7" draw:layer="layout" svg:width="0.846cm" svg:height="0.747cm" svg:x="6.08cm" svg:y="13.308cm">
          <draw:text-box>
            <text:p text:style-name="P7"><text:span text:style-name="T6">6</text:span></text:p>
          </draw:text-box>
        </draw:frame>
        <draw:frame draw:style-name="gr12" draw:text-style-name="P7" draw:layer="layout" svg:width="0.846cm" svg:height="0.747cm" svg:x="6.291cm" svg:y="14.011cm">
          <draw:text-box>
            <text:p text:style-name="P7"><text:span text:style-name="T6">7</text:span></text:p>
          </draw:text-box>
        </draw:frame>
        <draw:frame draw:style-name="gr12" draw:text-style-name="P7" draw:layer="layout" svg:width="0.846cm" svg:height="0.747cm" svg:x="14.344cm" svg:y="8.408cm">
          <draw:text-box>
            <text:p text:style-name="P7"><text:span text:style-name="T6">0</text:span></text:p>
          </draw:text-box>
        </draw:frame>
        <draw:frame draw:style-name="gr12" draw:text-style-name="P7" draw:layer="layout" svg:width="0.846cm" svg:height="0.747cm" svg:x="14.822cm" svg:y="8.408cm">
          <draw:text-box>
            <text:p text:style-name="P7"><text:span text:style-name="T6">1</text:span></text:p>
          </draw:text-box>
        </draw:frame>
        <draw:frame draw:style-name="gr12" draw:text-style-name="P7" draw:layer="layout" svg:width="0.846cm" svg:height="0.747cm" svg:x="14.822cm" svg:y="9.155cm">
          <draw:text-box>
            <text:p text:style-name="P7"><text:span text:style-name="T6">2</text:span></text:p>
          </draw:text-box>
        </draw:frame>
        <draw:frame draw:style-name="gr12" draw:text-style-name="P7" draw:layer="layout" svg:width="0.846cm" svg:height="0.747cm" svg:x="14.82cm" svg:y="10.176cm">
          <draw:text-box>
            <text:p text:style-name="P7"><text:span text:style-name="T6">3</text:span></text:p>
          </draw:text-box>
        </draw:frame>
        <draw:frame draw:style-name="gr12" draw:text-style-name="P7" draw:layer="layout" svg:width="0.846cm" svg:height="0.747cm" svg:x="14.885cm" svg:y="11.245cm">
          <draw:text-box>
            <text:p text:style-name="P7"><text:span text:style-name="T6">4</text:span></text:p>
          </draw:text-box>
        </draw:frame>
        <draw:frame draw:style-name="gr12" draw:text-style-name="P7" draw:layer="layout" svg:width="0.846cm" svg:height="0.747cm" svg:x="14.97cm" svg:y="12.218cm">
          <draw:text-box>
            <text:p text:style-name="P7"><text:span text:style-name="T6">5</text:span></text:p>
          </draw:text-box>
        </draw:frame>
        <draw:frame draw:style-name="gr12" draw:text-style-name="P7" draw:layer="layout" svg:width="0.846cm" svg:height="0.747cm" svg:x="14.97cm" svg:y="12.876cm">
          <draw:text-box>
            <text:p text:style-name="P7"><text:span text:style-name="T6">6</text:span></text:p>
          </draw:text-box>
        </draw:frame>
        <draw:frame draw:style-name="gr12" draw:text-style-name="P7" draw:layer="layout" svg:width="0.846cm" svg:height="0.747cm" svg:x="15.052cm" svg:y="13.956cm">
          <draw:text-box>
            <text:p text:style-name="P7"><text:span text:style-name="T6">7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8.415cm" svg:height="20.955cm" svg:x="1.635cm" svg:y="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875cm" svg:height="18.415cm" svg:x="2.905cm" svg:y="2.9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3.97cm" svg:height="1.625cm" svg:x="4.175cm" svg:y="5.315cm">
          <text:p text:style-name="P2"><text:span text:style-name="T7">nf2_mac_grp</text:span></text:p>
          <text:p text:style-name="P2"><text:span text:style-name="T1">(io_queues/ethernet_mac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4.493cm" svg:y="5.42cm">
          <text:p text:style-name="P2"><text:span text:style-name="T2">MAC r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97cm" svg:height="1.68cm" svg:x="4.175cm" svg:y="6.94cm">
          <text:p text:style-name="P2"><text:span text:style-name="T7">cpu_reg_grp</text:span></text:p>
          <text:p text:style-name="P2"><text:span text:style-name="T1">(io_queues/cpu_reg_queue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4.493cm" svg:y="7.144cm">
          <text:p text:style-name="P2"><text:span text:style-name="T2">CPU r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3.97cm" svg:height="1.708cm" svg:x="4.175cm" svg:y="8.62cm">
          <text:p text:style-name="P2"><text:span text:style-name="T7">nf2_mac_grp</text:span></text:p>
          <text:p text:style-name="P2"><text:span text:style-name="T1">(io_queues/ethernet_mac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4.493cm" svg:y="8.868cm">
          <text:p text:style-name="P2"><text:span text:style-name="T2">MAC r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97cm" svg:height="1.764cm" svg:x="4.175cm" svg:y="10.328cm">
          <text:p text:style-name="P2"><text:span text:style-name="T7">cpu_reg_grp</text:span></text:p>
          <text:p text:style-name="P2"><text:span text:style-name="T1">(io_queues/cpu_reg_queue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4.493cm" svg:y="10.592cm">
          <text:p text:style-name="P2"><text:span text:style-name="T2">CPU r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3.97cm" svg:height="1.764cm" svg:x="4.175cm" svg:y="12.092cm">
          <text:p text:style-name="P2"><text:span text:style-name="T7">nf2_mac_grp</text:span></text:p>
          <text:p text:style-name="P2"><text:span text:style-name="T1">(io_queues/ethernet_mac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4.493cm" svg:y="12.315cm">
          <text:p text:style-name="P2"><text:span text:style-name="T2">MAC r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97cm" svg:height="1.694cm" svg:x="4.175cm" svg:y="13.856cm">
          <text:p text:style-name="P2"><text:span text:style-name="T7">cpu_reg_grp</text:span></text:p>
          <text:p text:style-name="P2"><text:span text:style-name="T1">(io_queues/cpu_reg_queue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4.493cm" svg:y="14.04cm">
          <text:p text:style-name="P2"><text:span text:style-name="T2">CPU r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3.97cm" svg:height="1.718cm" svg:x="4.175cm" svg:y="15.55cm">
          <text:p text:style-name="P2"><text:span text:style-name="T7">nf2_mac_grp</text:span></text:p>
          <text:p text:style-name="P2"><text:span text:style-name="T1">(io_queues/ethernet_mac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4.493cm" svg:y="15.763cm">
          <text:p text:style-name="P2"><text:span text:style-name="T2">MAC r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3.97cm" svg:height="1.671cm" svg:x="4.175cm" svg:y="17.268cm">
          <text:p text:style-name="P2"><text:span text:style-name="T7">cpu_reg_grp</text:span></text:p>
          <text:p text:style-name="P2"><text:span text:style-name="T1">(io_queues/cpu_reg_queue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4.493cm" svg:y="17.487cm">
          <text:p text:style-name="P2"><text:span text:style-name="T2">CPU r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16cm" svg:height="6.35cm" svg:x="6.08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446cm" svg:height="3.108cm" svg:x="7.386cm" svg:y="10.592cm">
          <text:p text:style-name="P2"><text:span text:style-name="T2">Input </text:span></text:p>
          <text:p text:style-name="P2"><text:span text:style-name="T2">Arb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47cm" svg:height="3.108cm" svg:x="10.278cm" svg:y="10.592cm">
          <text:p text:style-name="P2"><text:span text:style-name="T2">Output</text:span></text:p>
          <text:p text:style-name="P2"><text:span text:style-name="T2">Port</text:span></text:p>
          <text:p text:style-name="P2"><text:span text:style-name="T2">Looku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446cm" svg:height="3.108cm" svg:x="13.171cm" svg:y="10.592cm">
          <text:p text:style-name="P2"><text:span text:style-name="T2">Output </text:span></text:p>
          <text:p text:style-name="P2"><text:span text:style-name="T2">Queu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5.368cm">
          <text:p text:style-name="P2"><text:span text:style-name="T2">MAC t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7.092cm">
          <text:p text:style-name="P2"><text:span text:style-name="T2">CPU t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16.425cm" svg:y="8.816cm">
          <text:p text:style-name="P2"><text:span text:style-name="T2">MAC t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10.54cm">
          <text:p text:style-name="P2"><text:span text:style-name="T2">CPU t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12.263cm">
          <text:p text:style-name="P2"><text:span text:style-name="T2">MAC t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16.425cm" svg:y="13.988cm">
          <text:p text:style-name="P2"><text:span text:style-name="T2">CPU t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15.711cm">
          <text:p text:style-name="P2"><text:span text:style-name="T2">MAC t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6.425cm" svg:y="17.435cm">
          <text:p text:style-name="P2"><text:span text:style-name="T2">CPU t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578cm" svg:y1="5.851cm" svg:x2="7.386cm" svg:y2="10.592cm">
          <text:p/>
        </draw:line>
        <draw:line draw:style-name="gr7" draw:text-style-name="P4" draw:layer="layout" svg:x1="5.578cm" svg:y1="8.006cm" svg:x2="7.386cm" svg:y2="11.023cm">
          <text:p/>
        </draw:line>
        <draw:line draw:style-name="gr7" draw:text-style-name="P4" draw:layer="layout" svg:x1="5.578cm" svg:y1="9.73cm" svg:x2="7.386cm" svg:y2="11.454cm">
          <text:p/>
        </draw:line>
        <draw:line draw:style-name="gr7" draw:text-style-name="P4" draw:layer="layout" svg:x1="5.578cm" svg:y1="11.454cm" svg:x2="7.386cm" svg:y2="11.885cm">
          <text:p/>
        </draw:line>
        <draw:line draw:style-name="gr7" draw:text-style-name="P4" draw:layer="layout" svg:x1="5.578cm" svg:y1="13.178cm" svg:x2="7.386cm" svg:y2="12.315cm">
          <text:p/>
        </draw:line>
        <draw:line draw:style-name="gr7" draw:text-style-name="P4" draw:layer="layout" svg:x1="5.578cm" svg:y1="14.902cm" svg:x2="7.386cm" svg:y2="12.747cm">
          <text:p/>
        </draw:line>
        <draw:line draw:style-name="gr7" draw:text-style-name="P4" draw:layer="layout" svg:x1="5.578cm" svg:y1="16.625cm" svg:x2="7.386cm" svg:y2="13.178cm">
          <text:p/>
        </draw:line>
        <draw:line draw:style-name="gr7" draw:text-style-name="P4" draw:layer="layout" svg:x1="5.578cm" svg:y1="18.349cm" svg:x2="7.386cm" svg:y2="13.608cm">
          <text:p/>
        </draw:line>
        <draw:line draw:style-name="gr7" draw:text-style-name="P4" draw:layer="layout" svg:x1="8.832cm" svg:y1="11.885cm" svg:x2="10.278cm" svg:y2="11.885cm">
          <text:p/>
        </draw:line>
        <draw:line draw:style-name="gr7" draw:text-style-name="P4" draw:layer="layout" svg:x1="11.725cm" svg:y1="11.885cm" svg:x2="13.171cm" svg:y2="11.885cm">
          <text:p/>
        </draw:line>
        <draw:line draw:style-name="gr7" draw:text-style-name="P4" draw:layer="layout" svg:x1="14.617cm" svg:y1="10.592cm" svg:x2="16.425cm" svg:y2="5.851cm">
          <text:p/>
        </draw:line>
        <draw:line draw:style-name="gr7" draw:text-style-name="P4" draw:layer="layout" svg:x1="14.617cm" svg:y1="11.023cm" svg:x2="16.425cm" svg:y2="7.575cm">
          <text:p/>
        </draw:line>
        <draw:line draw:style-name="gr7" draw:text-style-name="P4" draw:layer="layout" svg:x1="14.617cm" svg:y1="11.454cm" svg:x2="16.425cm" svg:y2="9.299cm">
          <text:p/>
        </draw:line>
        <draw:line draw:style-name="gr7" draw:text-style-name="P4" draw:layer="layout" svg:x1="14.617cm" svg:y1="11.885cm" svg:x2="16.425cm" svg:y2="11.023cm">
          <text:p/>
        </draw:line>
        <draw:line draw:style-name="gr7" draw:text-style-name="P4" draw:layer="layout" svg:x1="14.617cm" svg:y1="12.315cm" svg:x2="16.425cm" svg:y2="12.747cm">
          <text:p/>
        </draw:line>
        <draw:line draw:style-name="gr7" draw:text-style-name="P4" draw:layer="layout" svg:x1="14.617cm" svg:y1="12.747cm" svg:x2="16.425cm" svg:y2="14.47cm">
          <text:p/>
        </draw:line>
        <draw:line draw:style-name="gr7" draw:text-style-name="P4" draw:layer="layout" svg:x1="14.617cm" svg:y1="13.178cm" svg:x2="16.425cm" svg:y2="16.195cm">
          <text:p/>
        </draw:line>
        <draw:line draw:style-name="gr7" draw:text-style-name="P4" draw:layer="layout" svg:x1="14.617cm" svg:y1="13.608cm" svg:x2="16.425cm" svg:y2="17.918cm">
          <text:p/>
        </draw:line>
        <draw:frame draw:style-name="gr9" draw:text-style-name="P8" draw:layer="layout" svg:width="5.303cm" svg:height="1.568cm" svg:x="8.982cm" svg:y="1.388cm">
          <draw:text-box>
            <text:p text:style-name="P2"><text:span text:style-name="T7">nf2_top.v</text:span></text:p>
            <text:p text:style-name="P2"><text:span text:style-name="T1">(nf2/reference_top)</text:span></text:p>
          </draw:text-box>
        </draw:frame>
        <draw:frame draw:style-name="gr9" draw:text-style-name="P8" draw:layer="layout" svg:width="5.303cm" svg:height="1.568cm" svg:x="8.982cm" svg:y="3.293cm">
          <draw:text-box>
            <text:p text:style-name="P2"><text:span text:style-name="T7">nf2_core.v</text:span></text:p>
            <text:p text:style-name="P2"><text:span text:style-name="T1">(nf2/reference_top)</text:span></text:p>
          </draw:text-box>
        </draw:frame>
        <draw:frame draw:style-name="gr9" draw:text-style-name="P8" draw:layer="layout" svg:width="11.335cm" svg:height="1.568cm" svg:x="6.08cm" svg:y="14.088cm">
          <draw:text-box>
            <text:p text:style-name="P2"><text:span text:style-name="T7">user_data_path.v</text:span></text:p>
            <text:p text:style-name="P2"><text:span text:style-name="T1">(user_data_path/reference_user_data_path)</text:span></text:p>
          </draw:text-box>
        </draw:frame>
      </draw:page>
      <draw:page draw:name="page3" draw:style-name="dp1" draw:master-page-name="Default">
        <draw:custom-shape draw:style-name="gr4" draw:text-style-name="P3" draw:layer="layout" svg:width="1.085cm" svg:height="1.293cm" svg:x="5.63cm" svg:y="5.445cm">
          <text:p text:style-name="P2"><text:span text:style-name="T2">MAC rx </text:span></text:p>
          <text:p text:style-name="P2"><text:span text:style-name="T2">queu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3cm" svg:x="6.9cm" svg:y="5.422cm">
          <text:p text:style-name="P2"><text:span text:style-name="T2">CPU rx </text:span></text:p>
          <text:p text:style-name="P2"><text:span text:style-name="T2">queu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2cm" svg:x="8.17cm" svg:y="5.445cm">
          <text:p text:style-name="P2"><text:span text:style-name="T2">MAC r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9.44cm" svg:y="5.445cm">
          <text:p text:style-name="P2"><text:span text:style-name="T2">CPU r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0.71cm" svg:y="5.445cm">
          <text:p text:style-name="P2"><text:span text:style-name="T2">MAC r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11.98cm" svg:y="5.445cm">
          <text:p text:style-name="P2"><text:span text:style-name="T2">CPU r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3.25cm" svg:y="5.445cm">
          <text:p text:style-name="P2"><text:span text:style-name="T2">MAC r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4.52cm" svg:y="5.445cm">
          <text:p text:style-name="P2"><text:span text:style-name="T2">CPU r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949cm" svg:height="7.196cm" svg:x="5.656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329cm" svg:height="1.27cm" svg:x="9.466cm" svg:y="7.985cm">
          <text:p text:style-name="P2"><text:span text:style-name="T2">Input </text:span></text:p>
          <text:p text:style-name="P2"><text:span text:style-name="T2">Arb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29cm" svg:height="1.27cm" svg:x="9.466cm" svg:y="10.313cm">
          <text:p text:style-name="P2"><text:span text:style-name="T2">Output</text:span></text:p>
          <text:p text:style-name="P2"><text:span text:style-name="T2">Port</text:span></text:p>
          <text:p text:style-name="P2"><text:span text:style-name="T2">Looku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29cm" svg:height="1.27cm" svg:x="9.466cm" svg:y="12.641cm">
          <text:p text:style-name="P2"><text:span text:style-name="T2">Output </text:span></text:p>
          <text:p text:style-name="P2"><text:span text:style-name="T2">Queu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5.63cm" svg:y="15.605cm">
          <text:p text:style-name="P2"><text:span text:style-name="T2">MAC t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6.926cm" svg:y="15.605cm">
          <text:p text:style-name="P2"><text:span text:style-name="T2">CPU t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8.196cm" svg:y="15.605cm">
          <text:p text:style-name="P2"><text:span text:style-name="T2">MAC t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9.466cm" svg:y="15.605cm">
          <text:p text:style-name="P2"><text:span text:style-name="T2">CPU t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0.736cm" svg:y="15.605cm">
          <text:p text:style-name="P2"><text:span text:style-name="T2">MAC t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12.006cm" svg:y="15.605cm">
          <text:p text:style-name="P2"><text:span text:style-name="T2">CPU t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3.276cm" svg:y="15.605cm">
          <text:p text:style-name="P2"><text:span text:style-name="T2">MAC t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4.546cm" svg:y="15.605cm">
          <text:p text:style-name="P2"><text:span text:style-name="T2">CPU t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4.325cm" svg:height="0.831cm" svg:x="5.656cm" svg:y="9.466cm">
          <draw:text-box>
            <text:p text:style-name="P2"><text:span text:style-name="T1">user_data_path</text:span></text:p>
          </draw:text-box>
        </draw:frame>
        <draw:line draw:style-name="gr7" draw:text-style-name="P1" draw:layer="layout" svg:x1="6.08cm" svg:y1="6.715cm" svg:x2="9.466cm" svg:y2="7.985cm">
          <text:p/>
        </draw:line>
        <draw:line draw:style-name="gr7" draw:text-style-name="P1" draw:layer="layout" svg:x1="7.561cm" svg:y1="6.715cm" svg:x2="9.89cm" svg:y2="7.985cm">
          <text:p/>
        </draw:line>
        <draw:line draw:style-name="gr7" draw:text-style-name="P1" draw:layer="layout" svg:x1="8.62cm" svg:y1="6.715cm" svg:x2="10.313cm" svg:y2="7.985cm">
          <text:p/>
        </draw:line>
        <draw:line draw:style-name="gr7" draw:text-style-name="P1" draw:layer="layout" svg:x1="10.101cm" svg:y1="6.715cm" svg:x2="10.525cm" svg:y2="7.985cm">
          <text:p/>
        </draw:line>
        <draw:line draw:style-name="gr7" draw:text-style-name="P1" draw:layer="layout" svg:x1="11.16cm" svg:y1="6.715cm" svg:x2="10.736cm" svg:y2="7.985cm">
          <text:p/>
        </draw:line>
        <draw:line draw:style-name="gr7" draw:text-style-name="P1" draw:layer="layout" svg:x1="12.43cm" svg:y1="6.715cm" svg:x2="10.948cm" svg:y2="7.985cm">
          <text:p/>
        </draw:line>
        <draw:line draw:style-name="gr7" draw:text-style-name="P1" draw:layer="layout" svg:x1="13.7cm" svg:y1="6.715cm" svg:x2="11.371cm" svg:y2="7.985cm">
          <text:p/>
        </draw:line>
        <draw:line draw:style-name="gr7" draw:text-style-name="P1" draw:layer="layout" svg:x1="14.97cm" svg:y1="6.715cm" svg:x2="11.795cm" svg:y2="7.985cm">
          <text:p/>
        </draw:line>
        <draw:line draw:style-name="gr7" draw:text-style-name="P1" draw:layer="layout" svg:x1="10.525cm" svg:y1="13.911cm" svg:x2="6.291cm" svg:y2="15.605cm">
          <text:p/>
        </draw:line>
        <draw:line draw:style-name="gr7" draw:text-style-name="P1" draw:layer="layout" svg:x1="10.525cm" svg:y1="13.911cm" svg:x2="7.561cm" svg:y2="15.605cm">
          <text:p/>
        </draw:line>
        <draw:line draw:style-name="gr7" draw:text-style-name="P1" draw:layer="layout" svg:x1="10.525cm" svg:y1="13.911cm" svg:x2="8.831cm" svg:y2="15.605cm">
          <text:p/>
        </draw:line>
        <draw:line draw:style-name="gr7" draw:text-style-name="P1" draw:layer="layout" svg:x1="10.525cm" svg:y1="13.911cm" svg:x2="10.101cm" svg:y2="15.605cm">
          <text:p/>
        </draw:line>
        <draw:line draw:style-name="gr7" draw:text-style-name="P1" draw:layer="layout" svg:x1="10.736cm" svg:y1="13.911cm" svg:x2="11.16cm" svg:y2="15.605cm">
          <text:p/>
        </draw:line>
        <draw:line draw:style-name="gr7" draw:text-style-name="P1" draw:layer="layout" svg:x1="10.736cm" svg:y1="13.911cm" svg:x2="12.43cm" svg:y2="15.605cm">
          <text:p/>
        </draw:line>
        <draw:line draw:style-name="gr7" draw:text-style-name="P1" draw:layer="layout" svg:x1="10.736cm" svg:y1="13.911cm" svg:x2="13.7cm" svg:y2="15.605cm">
          <text:p/>
        </draw:line>
        <draw:line draw:style-name="gr7" draw:text-style-name="P1" draw:layer="layout" svg:x1="10.736cm" svg:y1="13.911cm" svg:x2="14.97cm" svg:y2="15.605cm">
          <text:p/>
        </draw:line>
        <draw:line draw:style-name="gr7" draw:text-style-name="P1" draw:layer="layout" svg:x1="10.623cm" svg:y1="9.255cm" svg:x2="10.623cm" svg:y2="10.313cm">
          <text:p/>
        </draw:line>
        <draw:line draw:style-name="gr7" draw:text-style-name="P1" draw:layer="layout" svg:x1="10.623cm" svg:y1="11.583cm" svg:x2="10.623cm" svg:y2="12.641cm">
          <text:p/>
        </draw:line>
      </draw:page>
      <draw:page draw:name="page4" draw:style-name="dp1" draw:master-page-name="Default">
        <draw:custom-shape draw:style-name="gr4" draw:text-style-name="P3" draw:layer="layout" svg:width="1.085cm" svg:height="1.293cm" svg:x="5.63cm" svg:y="5.445cm">
          <text:p text:style-name="P2"><text:span text:style-name="T2">MAC rx </text:span></text:p>
          <text:p text:style-name="P2"><text:span text:style-name="T2">queu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3cm" svg:x="6.9cm" svg:y="5.422cm">
          <text:p text:style-name="P2"><text:span text:style-name="T2">CPU rx </text:span></text:p>
          <text:p text:style-name="P2"><text:span text:style-name="T2">queue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085cm" svg:height="1.292cm" svg:x="8.17cm" svg:y="5.445cm">
          <text:p text:style-name="P2"><text:span text:style-name="T2">MAC r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9.44cm" svg:y="5.445cm">
          <text:p text:style-name="P2"><text:span text:style-name="T2">CPU r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0.71cm" svg:y="5.445cm">
          <text:p text:style-name="P2"><text:span text:style-name="T2">MAC r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11.98cm" svg:y="5.445cm">
          <text:p text:style-name="P2"><text:span text:style-name="T2">CPU r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3.25cm" svg:y="5.445cm">
          <text:p text:style-name="P2"><text:span text:style-name="T2">MAC r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4.52cm" svg:y="5.445cm">
          <text:p text:style-name="P2"><text:span text:style-name="T2">CPU r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949cm" svg:height="9.736cm" svg:x="5.656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329cm" svg:height="1.27cm" svg:x="9.466cm" svg:y="7.985cm">
          <text:p text:style-name="P2"><text:span text:style-name="T2">Input </text:span></text:p>
          <text:p text:style-name="P2"><text:span text:style-name="T2">Arb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29cm" svg:height="1.27cm" svg:x="9.466cm" svg:y="10.313cm">
          <text:p text:style-name="P2"><text:span text:style-name="T2">Output</text:span></text:p>
          <text:p text:style-name="P2"><text:span text:style-name="T2">Port</text:span></text:p>
          <text:p text:style-name="P2"><text:span text:style-name="T2">Looku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29cm" svg:height="1.27cm" svg:x="9.492cm" svg:y="14.97cm">
          <text:p text:style-name="P2"><text:span text:style-name="T2">Output </text:span></text:p>
          <text:p text:style-name="P2"><text:span text:style-name="T2">Queue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5.656cm" svg:y="17.934cm">
          <text:p text:style-name="P2"><text:span text:style-name="T2">MAC t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6.952cm" svg:y="17.934cm">
          <text:p text:style-name="P2"><text:span text:style-name="T2">CPU tx </text:span></text:p>
          <text:p text:style-name="P2"><text:span text:style-name="T2">queue 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8.222cm" svg:y="17.934cm">
          <text:p text:style-name="P2"><text:span text:style-name="T2">Dela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9.492cm" svg:y="17.934cm">
          <text:p text:style-name="P2"><text:span text:style-name="T2">CPU t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0.762cm" svg:y="17.934cm">
          <text:p text:style-name="P2"><text:span text:style-name="T2">MAC t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12.032cm" svg:y="17.934cm">
          <text:p text:style-name="P2"><text:span text:style-name="T2">CPU tx </text:span></text:p>
          <text:p text:style-name="P2"><text:span text:style-name="T2">queu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3.302cm" svg:y="17.934cm">
          <text:p text:style-name="P2"><text:span text:style-name="T2">MAC t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3cm" svg:x="14.572cm" svg:y="17.934cm">
          <text:p text:style-name="P2"><text:span text:style-name="T2">CPU tx </text:span></text:p>
          <text:p text:style-name="P2"><text:span text:style-name="T2">queue 3</text:span>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4.325cm" svg:height="0.831cm" svg:x="5.656cm" svg:y="9.466cm">
          <draw:text-box>
            <text:p text:style-name="P2"><text:span text:style-name="T1">user_data_path</text:span></text:p>
          </draw:text-box>
        </draw:frame>
        <draw:line draw:style-name="gr7" draw:text-style-name="P1" draw:layer="layout" svg:x1="6.08cm" svg:y1="6.715cm" svg:x2="9.466cm" svg:y2="7.985cm">
          <text:p/>
        </draw:line>
        <draw:line draw:style-name="gr7" draw:text-style-name="P1" draw:layer="layout" svg:x1="7.561cm" svg:y1="6.715cm" svg:x2="9.89cm" svg:y2="7.985cm">
          <text:p/>
        </draw:line>
        <draw:line draw:style-name="gr7" draw:text-style-name="P1" draw:layer="layout" svg:x1="8.62cm" svg:y1="6.715cm" svg:x2="10.313cm" svg:y2="7.985cm">
          <text:p/>
        </draw:line>
        <draw:line draw:style-name="gr7" draw:text-style-name="P1" draw:layer="layout" svg:x1="10.101cm" svg:y1="6.715cm" svg:x2="10.525cm" svg:y2="7.985cm">
          <text:p/>
        </draw:line>
        <draw:line draw:style-name="gr7" draw:text-style-name="P1" draw:layer="layout" svg:x1="11.16cm" svg:y1="6.715cm" svg:x2="10.736cm" svg:y2="7.985cm">
          <text:p/>
        </draw:line>
        <draw:line draw:style-name="gr7" draw:text-style-name="P1" draw:layer="layout" svg:x1="12.43cm" svg:y1="6.715cm" svg:x2="10.948cm" svg:y2="7.985cm">
          <text:p/>
        </draw:line>
        <draw:line draw:style-name="gr7" draw:text-style-name="P1" draw:layer="layout" svg:x1="13.7cm" svg:y1="6.715cm" svg:x2="11.371cm" svg:y2="7.985cm">
          <text:p/>
        </draw:line>
        <draw:line draw:style-name="gr7" draw:text-style-name="P1" draw:layer="layout" svg:x1="14.97cm" svg:y1="6.715cm" svg:x2="11.795cm" svg:y2="7.985cm">
          <text:p/>
        </draw:line>
        <draw:line draw:style-name="gr7" draw:text-style-name="P1" draw:layer="layout" svg:x1="10.551cm" svg:y1="16.24cm" svg:x2="6.317cm" svg:y2="17.934cm">
          <text:p/>
        </draw:line>
        <draw:line draw:style-name="gr7" draw:text-style-name="P1" draw:layer="layout" svg:x1="10.551cm" svg:y1="16.24cm" svg:x2="7.587cm" svg:y2="17.934cm">
          <text:p/>
        </draw:line>
        <draw:line draw:style-name="gr7" draw:text-style-name="P1" draw:layer="layout" svg:x1="10.551cm" svg:y1="16.24cm" svg:x2="8.857cm" svg:y2="17.934cm">
          <text:p/>
        </draw:line>
        <draw:line draw:style-name="gr7" draw:text-style-name="P1" draw:layer="layout" svg:x1="10.551cm" svg:y1="16.24cm" svg:x2="10.127cm" svg:y2="17.934cm">
          <text:p/>
        </draw:line>
        <draw:line draw:style-name="gr7" draw:text-style-name="P1" draw:layer="layout" svg:x1="10.762cm" svg:y1="16.24cm" svg:x2="11.186cm" svg:y2="17.934cm">
          <text:p/>
        </draw:line>
        <draw:line draw:style-name="gr7" draw:text-style-name="P1" draw:layer="layout" svg:x1="10.762cm" svg:y1="16.24cm" svg:x2="12.456cm" svg:y2="17.934cm">
          <text:p/>
        </draw:line>
        <draw:line draw:style-name="gr7" draw:text-style-name="P1" draw:layer="layout" svg:x1="10.762cm" svg:y1="16.24cm" svg:x2="13.726cm" svg:y2="17.934cm">
          <text:p/>
        </draw:line>
        <draw:line draw:style-name="gr7" draw:text-style-name="P1" draw:layer="layout" svg:x1="10.762cm" svg:y1="16.24cm" svg:x2="14.996cm" svg:y2="17.934cm">
          <text:p/>
        </draw:line>
        <draw:line draw:style-name="gr7" draw:text-style-name="P1" draw:layer="layout" svg:x1="10.683cm" svg:y1="9.255cm" svg:x2="10.683cm" svg:y2="10.313cm">
          <text:p/>
        </draw:line>
        <draw:line draw:style-name="gr7" draw:text-style-name="P1" draw:layer="layout" svg:x1="10.63cm" svg:y1="11.583cm" svg:x2="10.63cm" svg:y2="12.641cm">
          <text:p/>
        </draw:line>
        <draw:custom-shape draw:style-name="gr4" draw:text-style-name="P3" draw:layer="layout" svg:width="1.085cm" svg:height="1.292cm" svg:x="8.222cm" svg:y="20.028cm">
          <text:p text:style-name="P2"><text:span text:style-name="T2">Rate</text:span></text:p>
          <text:p text:style-name="P2"><text:span text:style-name="T2">Limi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85cm" svg:height="1.292cm" svg:x="8.196cm" svg:y="21.933cm">
          <text:p text:style-name="P2"><text:span text:style-name="T2">MAC tx </text:span></text:p>
          <text:p text:style-name="P2"><text:span text:style-name="T2">queue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329cm" svg:height="1.27cm" svg:x="9.466cm" svg:y="12.641cm">
          <text:p text:style-name="P2"><text:span text:style-name="T2">Event Captur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631cm" svg:y1="13.911cm" svg:x2="10.631cm" svg:y2="14.97cm">
          <text:p/>
        </draw:line>
        <draw:line draw:style-name="gr7" draw:text-style-name="P1" draw:layer="layout" svg:x1="8.831cm" svg:y1="19.203cm" svg:x2="8.831cm" svg:y2="20.05cm">
          <text:p/>
        </draw:line>
        <draw:line draw:style-name="gr7" draw:text-style-name="P1" draw:layer="layout" svg:x1="8.831cm" svg:y1="21.32cm" svg:x2="8.831cm" svg:y2="21.9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Arial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ad Naous</meta:initial-creator>
    <meta:creation-date>2007-05-01T10:41:27</meta:creation-date>
    <dc:date>2007-10-24T14:26:40</dc:date>
    <dc:language>en-US</dc:language>
    <meta:editing-cycles>9</meta:editing-cycles>
    <meta:editing-duration>PT2H24M7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